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36d2" officeooo:paragraph-rsid="000136d2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136d2" officeooo:paragraph-rsid="000136d2" style:font-size-asian="18pt" style:font-weight-asian="bold" style:font-size-complex="18pt" style:font-weight-complex="bold"/>
    </style:style>
    <style:style style:name="P3" style:family="paragraph" style:parent-style-name="Standard">
      <style:text-properties officeooo:rsid="0002d3c1" officeooo:paragraph-rsid="0002d3c1"/>
    </style:style>
    <style:style style:name="P4" style:family="paragraph" style:parent-style-name="Standard">
      <style:text-properties officeooo:rsid="0003f289" officeooo:paragraph-rsid="0003f289"/>
    </style:style>
    <style:style style:name="P5" style:family="paragraph" style:parent-style-name="Standard">
      <style:text-properties officeooo:rsid="00059fc8" officeooo:paragraph-rsid="00059fc8"/>
    </style:style>
    <style:style style:name="P6" style:family="paragraph" style:parent-style-name="Standard">
      <style:text-properties officeooo:rsid="00074499" officeooo:paragraph-rsid="00074499"/>
    </style:style>
    <style:style style:name="P7" style:family="paragraph" style:parent-style-name="Standard">
      <style:text-properties officeooo:rsid="0008837c" officeooo:paragraph-rsid="0008837c"/>
    </style:style>
    <style:style style:name="P8" style:family="paragraph" style:parent-style-name="Standard">
      <style:text-properties officeooo:rsid="0008837c" officeooo:paragraph-rsid="0008d67f"/>
    </style:style>
    <style:style style:name="P9" style:family="paragraph" style:parent-style-name="Standard">
      <style:text-properties style:text-line-through-style="none" style:text-line-through-type="none" officeooo:rsid="0002d3c1" officeooo:paragraph-rsid="0002d3c1"/>
    </style:style>
    <style:style style:name="P10" style:family="paragraph" style:parent-style-name="Standard">
      <style:text-properties officeooo:rsid="0008d67f" officeooo:paragraph-rsid="0008d67f"/>
    </style:style>
    <style:style style:name="P11" style:family="paragraph" style:parent-style-name="Standard">
      <style:text-properties officeooo:rsid="0009f3fd" officeooo:paragraph-rsid="0009f3fd"/>
    </style:style>
    <style:style style:name="P12" style:family="paragraph" style:parent-style-name="Standard">
      <style:text-properties officeooo:rsid="000b89a2" officeooo:paragraph-rsid="000b89a2"/>
    </style:style>
    <style:style style:name="P13" style:family="paragraph" style:parent-style-name="Standard">
      <style:text-properties officeooo:rsid="000d0f42" officeooo:paragraph-rsid="000d0f42"/>
    </style:style>
    <style:style style:name="P14" style:family="paragraph" style:parent-style-name="Standard">
      <style:text-properties officeooo:rsid="000e2288" officeooo:paragraph-rsid="000e2288"/>
    </style:style>
    <style:style style:name="P15" style:family="paragraph" style:parent-style-name="Standard">
      <style:text-properties officeooo:rsid="000fa99e" officeooo:paragraph-rsid="000fa99e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0fa99e" officeooo:paragraph-rsid="000fa99e"/>
    </style:style>
    <style:style style:name="P17" style:family="paragraph" style:parent-style-name="Standard">
      <style:text-properties officeooo:rsid="000fa99e" officeooo:paragraph-rsid="001161d8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06f98" officeooo:paragraph-rsid="00106f98"/>
    </style:style>
    <style:style style:name="P19" style:family="paragraph" style:parent-style-name="Standard">
      <style:text-properties officeooo:rsid="0010c145" officeooo:paragraph-rsid="0010c145"/>
    </style:style>
    <style:style style:name="P20" style:family="paragraph" style:parent-style-name="Standard">
      <style:text-properties officeooo:rsid="001161d8" officeooo:paragraph-rsid="001161d8"/>
    </style:style>
    <style:style style:name="P21" style:family="paragraph" style:parent-style-name="Standard">
      <style:text-properties officeooo:rsid="001300a1" officeooo:paragraph-rsid="001300a1"/>
    </style:style>
    <style:style style:name="P22" style:family="paragraph" style:parent-style-name="Standard">
      <style:text-properties officeooo:rsid="0013ec21" officeooo:paragraph-rsid="0013ec21"/>
    </style:style>
    <style:style style:name="P23" style:family="paragraph" style:parent-style-name="Standard">
      <style:text-properties officeooo:rsid="0014cd12" officeooo:paragraph-rsid="0014cd12"/>
    </style:style>
    <style:style style:name="P24" style:family="paragraph" style:parent-style-name="Standard">
      <style:text-properties officeooo:rsid="0016afda" officeooo:paragraph-rsid="0016afda"/>
    </style:style>
    <style:style style:name="P25" style:family="paragraph" style:parent-style-name="Standard">
      <style:text-properties officeooo:rsid="001919bc" officeooo:paragraph-rsid="001919bc"/>
    </style:style>
    <style:style style:name="P26" style:family="paragraph" style:parent-style-name="Standard">
      <style:text-properties officeooo:rsid="001b3cfc" officeooo:paragraph-rsid="001b3cfc"/>
    </style:style>
    <style:style style:name="P27" style:family="paragraph" style:parent-style-name="Standard">
      <style:text-properties officeooo:rsid="001b4762" officeooo:paragraph-rsid="001bf7bd"/>
    </style:style>
    <style:style style:name="P28" style:family="paragraph" style:parent-style-name="Text_20_body">
      <style:text-properties officeooo:rsid="001b4762" officeooo:paragraph-rsid="001b4762"/>
    </style:style>
    <style:style style:name="P29" style:family="paragraph" style:parent-style-name="Standard">
      <style:text-properties officeooo:rsid="001bf7bd" officeooo:paragraph-rsid="001bf7bd"/>
    </style:style>
    <style:style style:name="P30" style:family="paragraph" style:parent-style-name="Standard">
      <style:text-properties officeooo:rsid="001c7475" officeooo:paragraph-rsid="001c7475"/>
    </style:style>
    <style:style style:name="P31" style:family="paragraph" style:parent-style-name="Standard">
      <style:text-properties officeooo:rsid="001d1da0" officeooo:paragraph-rsid="001d1da0"/>
    </style:style>
    <style:style style:name="P32" style:family="paragraph" style:parent-style-name="Standard">
      <style:text-properties officeooo:rsid="00201661" officeooo:paragraph-rsid="00201661"/>
    </style:style>
    <style:style style:name="P33" style:family="paragraph" style:parent-style-name="Standard">
      <style:text-properties officeooo:rsid="0021b0cc" officeooo:paragraph-rsid="0021b0cc"/>
    </style:style>
    <style:style style:name="P34" style:family="paragraph" style:parent-style-name="Standard">
      <style:text-properties officeooo:rsid="00225e57" officeooo:paragraph-rsid="00225e57"/>
    </style:style>
    <style:style style:name="P35" style:family="paragraph" style:parent-style-name="Standard">
      <style:text-properties officeooo:rsid="00278bcb" officeooo:paragraph-rsid="00278bcb"/>
    </style:style>
    <style:style style:name="P36" style:family="paragraph" style:parent-style-name="Text_20_body">
      <style:text-properties officeooo:rsid="004a39e1" officeooo:paragraph-rsid="004a39e1"/>
    </style:style>
    <style:style style:name="P37" style:family="paragraph" style:parent-style-name="Standard">
      <style:text-properties officeooo:rsid="002a2c77" officeooo:paragraph-rsid="002a2c77"/>
    </style:style>
    <style:style style:name="P38" style:family="paragraph" style:parent-style-name="Standard">
      <style:text-properties officeooo:rsid="002bbf19" officeooo:paragraph-rsid="002bbf19"/>
    </style:style>
    <style:style style:name="P39" style:family="paragraph" style:parent-style-name="Standard">
      <style:text-properties officeooo:rsid="002db329" officeooo:paragraph-rsid="002db329"/>
    </style:style>
    <style:style style:name="P40" style:family="paragraph" style:parent-style-name="Standard">
      <style:text-properties officeooo:rsid="002e65e7" officeooo:paragraph-rsid="002e65e7"/>
    </style:style>
    <style:style style:name="P41" style:family="paragraph" style:parent-style-name="Standard">
      <style:text-properties officeooo:rsid="0030a2dd" officeooo:paragraph-rsid="0030a2dd"/>
    </style:style>
    <style:style style:name="P42" style:family="paragraph" style:parent-style-name="Standard">
      <style:text-properties officeooo:rsid="00357ba3" officeooo:paragraph-rsid="00480b77"/>
    </style:style>
    <style:style style:name="P43" style:family="paragraph" style:parent-style-name="Standard">
      <style:text-properties officeooo:rsid="003e789c" officeooo:paragraph-rsid="003e789c"/>
    </style:style>
    <style:style style:name="P44" style:family="paragraph" style:parent-style-name="Standard">
      <style:text-properties officeooo:rsid="003e7a3a" officeooo:paragraph-rsid="003e7a3a"/>
    </style:style>
    <style:style style:name="P45" style:family="paragraph" style:parent-style-name="Standard">
      <style:text-properties officeooo:rsid="004097d6" officeooo:paragraph-rsid="004097d6"/>
    </style:style>
    <style:style style:name="P46" style:family="paragraph" style:parent-style-name="Standard">
      <style:text-properties officeooo:rsid="0040edfa" officeooo:paragraph-rsid="0040edfa"/>
    </style:style>
    <style:style style:name="P47" style:family="paragraph" style:parent-style-name="Standard">
      <style:text-properties officeooo:rsid="0042978e" officeooo:paragraph-rsid="0042978e"/>
    </style:style>
    <style:style style:name="P48" style:family="paragraph" style:parent-style-name="Standard">
      <style:text-properties officeooo:rsid="0044a552" officeooo:paragraph-rsid="0044a552"/>
    </style:style>
    <style:style style:name="P49" style:family="paragraph" style:parent-style-name="Standard">
      <style:text-properties officeooo:rsid="0046577a" officeooo:paragraph-rsid="0046577a"/>
    </style:style>
    <style:style style:name="P50" style:family="paragraph" style:parent-style-name="Standard">
      <style:text-properties officeooo:rsid="00495bf9" officeooo:paragraph-rsid="00495bf9"/>
    </style:style>
    <style:style style:name="P51" style:family="paragraph" style:parent-style-name="Standard">
      <style:text-properties officeooo:rsid="004a8782" officeooo:paragraph-rsid="004a8782"/>
    </style:style>
    <style:style style:name="P52" style:family="paragraph" style:parent-style-name="Standard">
      <style:text-properties style:text-line-through-style="solid" style:text-line-through-type="single" officeooo:rsid="00357ba3" officeooo:paragraph-rsid="00480b77"/>
    </style:style>
    <style:style style:name="P53" style:family="paragraph" style:parent-style-name="Standard">
      <style:text-properties style:text-line-through-style="solid" style:text-line-through-type="single" officeooo:rsid="0030a2dd" officeooo:paragraph-rsid="0030a2dd"/>
    </style:style>
    <style:style style:name="P54" style:family="paragraph" style:parent-style-name="Standard">
      <style:text-properties style:text-line-through-style="solid" style:text-line-through-type="single" officeooo:rsid="003aa412" officeooo:paragraph-rsid="003aa412"/>
    </style:style>
    <style:style style:name="P55" style:family="paragraph" style:parent-style-name="Standard">
      <style:text-properties style:text-line-through-style="solid" style:text-line-through-type="single" officeooo:rsid="005c7548" officeooo:paragraph-rsid="005c7548"/>
    </style:style>
    <style:style style:name="P56" style:family="paragraph" style:parent-style-name="Standard">
      <style:text-properties style:text-line-through-style="solid" style:text-line-through-type="single" officeooo:rsid="003abfab" officeooo:paragraph-rsid="003abfab"/>
    </style:style>
    <style:style style:name="P57" style:family="paragraph" style:parent-style-name="Standard">
      <style:text-properties style:text-line-through-style="solid" style:text-line-through-type="single" officeooo:rsid="002e65e7" officeooo:paragraph-rsid="002e65e7"/>
    </style:style>
    <style:style style:name="P58" style:family="paragraph" style:parent-style-name="Standard">
      <style:text-properties style:text-line-through-style="solid" style:text-line-through-type="single" officeooo:rsid="003e789c" officeooo:paragraph-rsid="003e789c"/>
    </style:style>
    <style:style style:name="P59" style:family="paragraph" style:parent-style-name="Standard">
      <style:text-properties style:text-line-through-style="solid" style:text-line-through-type="single" officeooo:rsid="0058bab3" officeooo:paragraph-rsid="0058bab3"/>
    </style:style>
    <style:style style:name="P60" style:family="paragraph" style:parent-style-name="Standard">
      <style:text-properties style:text-line-through-style="solid" style:text-line-through-type="single" officeooo:rsid="005a5763" officeooo:paragraph-rsid="005a5763"/>
    </style:style>
    <style:style style:name="P61" style:family="paragraph" style:parent-style-name="Standard">
      <style:text-properties style:text-line-through-style="solid" style:text-line-through-type="single" officeooo:rsid="0042978e" officeooo:paragraph-rsid="0042978e"/>
    </style:style>
    <style:style style:name="P62" style:family="paragraph" style:parent-style-name="Standard">
      <style:text-properties style:text-line-through-style="solid" style:text-line-through-type="single" officeooo:rsid="0044a552" officeooo:paragraph-rsid="0044a552"/>
    </style:style>
    <style:style style:name="P63" style:family="paragraph" style:parent-style-name="Standard">
      <style:text-properties officeooo:rsid="005a5763" officeooo:paragraph-rsid="005a5763"/>
    </style:style>
    <style:style style:name="P64" style:family="paragraph" style:parent-style-name="Heading_20_2">
      <style:paragraph-properties fo:text-align="center" style:justify-single-word="false" fo:break-before="page"/>
    </style:style>
    <style:style style:name="P65" style:family="paragraph" style:parent-style-name="Heading_20_3">
      <style:text-properties officeooo:rsid="004a39e1" officeooo:paragraph-rsid="004a39e1"/>
    </style:style>
    <style:style style:name="T1" style:family="text">
      <style:text-properties officeooo:rsid="00074499"/>
    </style:style>
    <style:style style:name="T2" style:family="text">
      <style:text-properties officeooo:rsid="0008837c"/>
    </style:style>
    <style:style style:name="T3" style:family="text">
      <style:text-properties officeooo:rsid="000e2288"/>
    </style:style>
    <style:style style:name="T4" style:family="text">
      <style:text-properties officeooo:rsid="00106f98"/>
    </style:style>
    <style:style style:name="T5" style:family="text">
      <style:text-properties officeooo:rsid="001161d8"/>
    </style:style>
    <style:style style:name="T6" style:family="text">
      <style:text-properties officeooo:rsid="001300a1"/>
    </style:style>
    <style:style style:name="T7" style:family="text">
      <style:text-properties officeooo:rsid="0014cd12"/>
    </style:style>
    <style:style style:name="T8" style:family="text">
      <style:text-properties officeooo:rsid="0016afda"/>
    </style:style>
    <style:style style:name="T9" style:family="text">
      <style:text-properties officeooo:rsid="001bf7bd"/>
    </style:style>
    <style:style style:name="T10" style:family="text">
      <style:text-properties officeooo:rsid="001eeac1"/>
    </style:style>
    <style:style style:name="T11" style:family="text">
      <style:text-properties officeooo:rsid="0024585d"/>
    </style:style>
    <style:style style:name="T12" style:family="text">
      <style:text-properties officeooo:rsid="002ef0cf"/>
    </style:style>
    <style:style style:name="T13" style:family="text">
      <style:text-properties officeooo:rsid="0030a2dd"/>
    </style:style>
    <style:style style:name="T14" style:family="text">
      <style:text-properties officeooo:rsid="0031bae6"/>
    </style:style>
    <style:style style:name="T15" style:family="text">
      <style:text-properties officeooo:rsid="0033b208"/>
    </style:style>
    <style:style style:name="T16" style:family="text">
      <style:text-properties officeooo:rsid="00345e58"/>
    </style:style>
    <style:style style:name="T17" style:family="text">
      <style:text-properties officeooo:rsid="00357ba3"/>
    </style:style>
    <style:style style:name="T18" style:family="text">
      <style:text-properties officeooo:rsid="00362496"/>
    </style:style>
    <style:style style:name="T19" style:family="text">
      <style:text-properties officeooo:rsid="003648ad"/>
    </style:style>
    <style:style style:name="T20" style:family="text">
      <style:text-properties officeooo:rsid="003735e5"/>
    </style:style>
    <style:style style:name="T21" style:family="text">
      <style:text-properties officeooo:rsid="003a256b"/>
    </style:style>
    <style:style style:name="T22" style:family="text">
      <style:text-properties officeooo:rsid="003abfab"/>
    </style:style>
    <style:style style:name="T23" style:family="text">
      <style:text-properties officeooo:rsid="003daae8"/>
    </style:style>
    <style:style style:name="T24" style:family="text">
      <style:text-properties officeooo:rsid="003e789c"/>
    </style:style>
    <style:style style:name="T25" style:family="text">
      <style:text-properties officeooo:rsid="0043722b"/>
    </style:style>
    <style:style style:name="T26" style:family="text">
      <style:text-properties officeooo:rsid="0046577a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4940ef"/>
    </style:style>
    <style:style style:name="T29" style:family="text">
      <style:text-properties officeooo:rsid="004a8782"/>
    </style:style>
    <style:style style:name="T30" style:family="text">
      <style:text-properties style:text-line-through-style="solid" style:text-line-through-type="single"/>
    </style:style>
    <style:style style:name="T31" style:family="text">
      <style:text-properties style:text-line-through-style="solid" style:text-line-through-type="single" style:text-underline-style="none"/>
    </style:style>
    <style:style style:name="T32" style:family="text">
      <style:text-properties officeooo:rsid="00579f02"/>
    </style:style>
    <style:style style:name="T33" style:family="text">
      <style:text-properties officeooo:rsid="005a5763"/>
    </style:style>
    <style:style style:name="T34" style:family="text">
      <style:text-properties officeooo:rsid="005abd19"/>
    </style:style>
    <style:style style:name="T35" style:family="text">
      <style:text-properties officeooo:rsid="005d6c85"/>
    </style:style>
    <style:style style:name="T36" style:family="text">
      <style:text-properties officeooo:rsid="005e7045"/>
    </style:style>
    <style:style style:name="T37" style:family="text">
      <style:text-properties officeooo:rsid="00665f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ntage Engineering – Design Document</text:p>
      <text:p text:style-name="P1"/>
      <text:h text:style-name="Heading_20_3" text:outline-level="3">Creosote</text:h>
      <text:p text:style-name="P3">BeechWood → (Coke Oven) Creosote Oil → (Grid) Treated Wood Planks</text:p>
      <text:p text:style-name="P3"/>
      <text:p text:style-name="P3">TODO:</text:p>
      <text:p text:style-name="P3">Add BeechWood logs (blocks) and textures and leaf block and texture.</text:p>
      <text:p text:style-name="P9">Add BeechWood Trees to worldgen.</text:p>
      <text:p text:style-name="P4"/>
      <text:p text:style-name="P4">Add Multiblock Coke Oven with Tank (!)</text:p>
      <text:p text:style-name="P4">- RecipeSet</text:p>
      <text:p text:style-name="P4">- GUI</text:p>
      <text:p text:style-name="P4">- <text:span text:style-name="T1">Inventory</text:span></text:p>
      <text:p text:style-name="P4"/>
      <text:p text:style-name="P5">Add Grid Recipe for Treated Wood Planks</text:p>
      <text:p text:style-name="P5">Add Treated option to vanilla wood block recipes. </text:p>
      <text:p text:style-name="P5"/>
      <text:h text:style-name="Heading_20_3" text:outline-level="3">Alloy Oven</text:h>
      <text:p text:style-name="P6">Faster base speed than vanilla steel system.</text:p>
      <text:p text:style-name="P6">Optional Powered Heaters speed up processing even more.</text:p>
      <text:p text:style-name="P6">Coke + Iron = Blister Steel</text:p>
      <text:p text:style-name="P6"/>
      <text:p text:style-name="P6">Multiblock Alloy Oven</text:p>
      <text:p text:style-name="P6">- RecipeSet</text:p>
      <text:p text:style-name="P6">- GUI</text:p>
      <text:p text:style-name="P6">- Inventory</text:p>
      <text:p text:style-name="P7">Powered Heater</text:p>
      <text:p text:style-name="P7">- PoweredBlock with power attachment point.</text:p>
      <text:p text:style-name="P7"/>
      <text:h text:style-name="Heading_20_3" text:outline-level="3">Building Blocks <text:span text:style-name="T2">and Components</text:span></text:h>
      <text:h text:style-name="Heading_20_4" text:outline-level="4">Blocks:</text:h>
      <text:p text:style-name="P8">Steel/Iron Scaffolding</text:p>
      <text:p text:style-name="P8">Steel fence</text:p>
      <text:p text:style-name="P8">treated wood blocks</text:p>
      <text:p text:style-name="P8">heavy/light engineering blocks</text:p>
      <text:p text:style-name="P8">steel/iron sheet metal</text:p>
      <text:p text:style-name="P10">steel slabs</text:p>
      <text:p text:style-name="P10">power pole (aluminum/treated wood) with wings</text:p>
      <text:p text:style-name="P15">Fluid Pipe</text:p>
      <text:p text:style-name="P21">fluid router</text:p>
      <text:p text:style-name="P23">LV/MV/HV Coil</text:p>
      <text:p text:style-name="P23">Transformer (LV/MV)</text:p>
      <text:p text:style-name="P23">Wire Connector, <text:span text:style-name="T8">Wire Relay</text:span></text:p>
      <text:p text:style-name="P7"/>
      <text:h text:style-name="Heading_20_4" text:outline-level="4"><text:soft-page-break/>Components:</text:h>
      <text:p text:style-name="P7">wires</text:p>
      <text:p text:style-name="P7">wire coils</text:p>
      <text:p text:style-name="P21">graphite rod</text:p>
      <text:p text:style-name="P23">rubber (from resin)</text:p>
      <text:p text:style-name="P23">insulated wire, coils</text:p>
      <text:p text:style-name="P26">Solar Cell</text:p>
      <text:h text:style-name="Heading_20_3" text:outline-level="3">Mechanical Generator</text:h>
      <text:p text:style-name="P11">Converts mechanical energy (windmill) into electrical power.</text:p>
      <text:p text:style-name="P12">GUI? Convert to or from electrical power?</text:p>
      <text:p text:style-name="P12">Animation?</text:p>
      <text:p text:style-name="P12">Multiblock?</text:p>
      <text:p text:style-name="P12"/>
      <text:h text:style-name="Heading_20_3" text:outline-level="3">Machine Ideas <text:span text:style-name="T5">all MB</text:span></text:h>
      <text:p text:style-name="P13">Metal Press</text:p>
      <text:p text:style-name="P13">Crusher</text:p>
      <text:p text:style-name="P13">Grinder</text:p>
      <text:p text:style-name="P13">Extruder</text:p>
      <text:p text:style-name="P13">Sawmill (sawdust?)</text:p>
      <text:p text:style-name="P13">Clayformer <text:span text:style-name="T3">(i.e. 3D printer using clay)</text:span></text:p>
      <text:p text:style-name="P13">Kiln – <text:span text:style-name="T37">+vanilla recipes</text:span></text:p>
      <text:p text:style-name="P34">Loom</text:p>
      <text:p text:style-name="P13">Oven <text:span text:style-name="T3">(cooking) – </text:span><text:span text:style-name="T37">vanilla recipes</text:span></text:p>
      <text:p text:style-name="P13">Fermenter <text:span text:style-name="T5">(needs tanks, Item and/</text:span><text:span text:style-name="T6">or</text:span><text:span text:style-name="T5"> fluid input, item and/</text:span><text:span text:style-name="T6">or</text:span><text:span text:style-name="T5"> fluid output)</text:span></text:p>
      <text:p text:style-name="P20">Refinery (needs tanks, <text:span text:style-name="T6">item and/or fluid input, item and/or fluid and/or fluid output</text:span>)</text:p>
      <text:p text:style-name="P13">CNC? <text:span text:style-name="T3">(knapping)</text:span></text:p>
      <text:p text:style-name="P14">Compressor (needs tank)</text:p>
      <text:p text:style-name="P14">Smoker (Add Hickory Wood?)</text:p>
      <text:p text:style-name="P14">Freezer and/or Refrigerator</text:p>
      <text:p text:style-name="P20">Industrial Mixer (needs tank, <text:span text:style-name="T6">4 item &amp; tank input, item &amp; tank output</text:span>)</text:p>
      <text:p text:style-name="P25">Power Storage (SM, MD, LG)</text:p>
      <text:p text:style-name="P20">Tank(s) (small, med, large?)</text:p>
      <text:p text:style-name="P14">ARC Furnace (Alloys and ingots and recycling) <text:span text:style-name="T6">consumes graphite rods</text:span></text:p>
      <text:p text:style-name="P33">Grid Autocrafter</text:p>
      <text:p text:style-name="P14"/>
      <text:h text:style-name="Heading_20_2" text:outline-level="2">Machine Ideas Single Block</text:h>
      <text:p text:style-name="P17">Single-Block Pump</text:p>
      <text:p text:style-name="P14"/>
      <text:h text:style-name="Heading_20_3" text:outline-level="3">Item/Tool</text:h>
      <text:p text:style-name="P38">Engineers Wrench/Hammer</text:p>
      <text:p text:style-name="P38">Projector (??!!)</text:p>
      <text:p text:style-name="P14"/>
      <text:h text:style-name="Heading_20_3" text:outline-level="3"><text:soft-page-break/>MidGame Power</text:h>
      <text:p text:style-name="P16"><text:span text:style-name="T4">Water → </text:span>Coal Boiler <text:span text:style-name="T4">MB</text:span> (Takes Powered Coal) → Steam (Fluid) → <text:span text:style-name="T4">Fluid Pipe → Steam Generator MB</text:span></text:p>
      <text:p text:style-name="P18">Allow powered Charcoal?</text:p>
      <text:p text:style-name="P15"/>
      <text:h text:style-name="P65" text:outline-level="3">Pipes(z) </text:h>
      <text:p text:style-name="P36">Network based pipe system for items and fluids.</text:p>
      <text:h text:style-name="Heading_20_2" text:outline-level="2">Petroleum</text:h>
      <text:p text:style-name="P19">Pumpjack <text:span text:style-name="T5">MB</text:span></text:p>
      <text:p text:style-name="P19">Derrick <text:span text:style-name="T5">MB </text:span>(Drill)</text:p>
      <text:p text:style-name="P19">Surveyor (Finds the oil under ‘bedrock’)</text:p>
      <text:p text:style-name="P20">Distillation Tower <text:span text:style-name="T6">(fluid input, fluid [array] output, optional item output)</text:span></text:p>
      <text:p text:style-name="P21">Flare Stack (burns combustible fluids)</text:p>
      <text:p text:style-name="P24">AutoLubricator</text:p>
      <text:p text:style-name="P21"/>
      <text:h text:style-name="Heading_20_3" text:outline-level="3">Possible Fluids</text:h>
      <text:p text:style-name="P22">Light Oil</text:p>
      <text:p text:style-name="P22">Heavy Oil</text:p>
      <text:p text:style-name="P22">Lubricant</text:p>
      <text:p text:style-name="P22">Refined Fuel</text:p>
      <text:p text:style-name="P37">Creosote Oil</text:p>
      <text:p text:style-name="P50">Steam { HP, LP, Depleted }</text:p>
      <text:p text:style-name="P50">Sodium {SuperHeated, Depleted}</text:p>
      <text:p text:style-name="P21"/>
      <text:p text:style-name="P22">Refined Fuel → Fuel Generator <text:span text:style-name="T7">MB</text:span></text:p>
      <text:p text:style-name="P22">Refined Fuel → (Water →) Fuel Boiler → Steam → Fluid Pipe → <text:span text:style-name="T9">4 </text:span>Steam Generator <text:span text:style-name="T9">or 1 Mk2</text:span></text:p>
      <text:p text:style-name="P29">Mk2 Steam Generator MB – 4 Times the capacity </text:p>
      <text:p text:style-name="P22"/>
      <text:p text:style-name="P22"/>
      <text:h text:style-name="Heading_20_3" text:outline-level="3">Solar</text:h>
      <text:p text:style-name="P26">Complex process to make solar cells</text:p>
      <text:p text:style-name="P26"><text:s/>9 Solar Cells → Solar Panel (LV) 16v</text:p>
      <text:p text:style-name="P26">16 Solar Panels → Transformer (MV)</text:p>
      <text:p text:style-name="P22"/>
      <text:h text:style-name="Heading_20_3" text:outline-level="3">Nuclear</text:h>
      <text:p text:style-name="P28">8 Uranium ore → Crusher → Compressor → 1 Yellow Cake <text:line-break/>4 Yellow Cake → Centrifuge <text:span text:style-name="T9">MB</text:span> → 1 Enriched Uranium &amp; 3 Depleted Uranium<text:line-break/><text:span text:style-name="T9">1 FuelRod (titanium) + 1 Enriched Uranium = 1 PrimedRod</text:span></text:p>
      <text:p text:style-name="P27"><text:span text:style-name="T10">water → </text:span>5x5x5 reactor → <text:span text:style-name="T9">1 PrimedRod would last 32 days → </text:span><text:span text:style-name="T11">32</text:span><text:span text:style-name="T9"> Steam Generators OR </text:span><text:span text:style-name="T11">8</text:span><text:span text:style-name="T9"> Mk2 Steam Generators </text:span></text:p>
      <text:p text:style-name="P27"/>
      <text:p text:style-name="P29">MB (Multiblock) needed:</text:p>
      <text:p text:style-name="P29">Reactor 5x5x5<text:line-break/><text:soft-page-break/>Centrifuge 3x3x7</text:p>
      <text:p text:style-name="P30">Cooling Tower (UsedSteam → Water)</text:p>
      <text:p text:style-name="P31">Heat Exchanger 3x3x5</text:p>
      <text:p text:style-name="P31"/>
      <text:p text:style-name="P31">Fluid</text:p>
      <text:p text:style-name="P31">Sodium</text:p>
      <text:p text:style-name="P31"/>
      <text:p text:style-name="P32">A ‘meltdown’ happens when no water is provided for 60 seconds and destroys the reactor making it permanent.</text:p>
      <text:p text:style-name="P32"/>
      <text:h text:style-name="Heading_20_3" text:outline-level="3">Void Miner?</text:h>
      <text:p text:style-name="P35">9x9x13 Multiblock</text:p>
      <text:p text:style-name="P35">Uses the power equivalent to one full reactor output of power.</text:p>
      <text:p text:style-name="P39">Produces All types of ore based on a % spread defined in JSON.</text:p>
      <text:p text:style-name="P39"/>
      <text:p text:style-name="P39"/>
      <text:h text:style-name="P64" text:outline-level="2">Vintage Engineering – Task Breakdown</text:h>
      <text:p text:style-name="P39"/>
      <text:p text:style-name="P40"><text:span text:style-name="T30">Test Generator</text:span> – Simple block that takes fuel and creates power.</text:p>
      <text:p text:style-name="P40">- Inventory</text:p>
      <text:p text:style-name="P40">- <text:span text:style-name="T27">GUI</text:span></text:p>
      <text:p text:style-name="P40"><text:s text:c="3"/><text:span text:style-name="T27">-- Status Bar</text:span></text:p>
      <text:p text:style-name="P40">- Input Side</text:p>
      <text:p text:style-name="P40"/>
      <text:p text:style-name="P40"><text:span text:style-name="T31">Test Machine</text:span> – Simple block that takes ingot and makes plate.</text:p>
      <text:p text:style-name="P57">- Inventory</text:p>
      <text:p text:style-name="P57">- GUI</text:p>
      <text:p text:style-name="P57"><text:s text:c="3"/>-- 2 Status Bars</text:p>
      <text:p text:style-name="P57">- <text:span text:style-name="T12">Input and Output Sides</text:span></text:p>
      <text:p text:style-name="P40"/>
      <text:p text:style-name="P52">Test Generator Next to Test Machine and provides power to Test Machine</text:p>
      <text:p text:style-name="P42"/>
      <text:p text:style-name="P62"><text:span text:style-name="T32">Skipped : </text:span>Test Machine/Generator – Animation test </text:p>
      <text:p text:style-name="P40"/>
      <text:p text:style-name="P53">Energy Framework</text:p>
      <text:p text:style-name="P53">- <text:span text:style-name="T16">EnumElectrialPowerTier : LV, MV, HV, EV, </text:span><text:span text:style-name="T28">Ignored</text:span></text:p>
      <text:p text:style-name="P53">- <text:span text:style-name="T16">EnumElectrical</text:span><text:span text:style-name="T17">Entity</text:span><text:span text:style-name="T16">Type : Consumer, Producer, Storage, Transformer, </text:span><text:span text:style-name="T17">Toggle, Other</text:span></text:p>
      <text:p text:style-name="P41"/>
      <text:p text:style-name="P54">Blocks</text:p>
      <text:p text:style-name="P57">- <text:span text:style-name="T21">IElectrical</text:span><text:span text:style-name="T35">Node</text:span><text:span text:style-name="T14"> </text:span><text:span text:style-name="T13">: </text:span><text:span text:style-name="T15">WireConnectionPos</text:span><text:span text:style-name="T19">[]</text:span></text:p>
      <text:p text:style-name="P57">- <text:span text:style-name="T21">IElectricalBlockEntity</text:span><text:span text:style-name="T15"> : </text:span><text:span text:style-name="T17">ulong </text:span><text:span text:style-name="T16">MaxPower, </text:span><text:span text:style-name="T18">ulong </text:span><text:span text:style-name="T16">CurrentPower, </text:span><text:span text:style-name="T19">PrimaryNetworkID, SecondaryNetworkID, </text:span><text:span text:style-name="T20">ElectricalPowerTier</text:span></text:p>
      <text:p text:style-name="P40"/>
      <text:p text:style-name="P59">General Electrical Network Concept : <text:span text:style-name="T33">Very close to mechanical system</text:span></text:p>
      <text:p text:style-name="P59">Electrical network is independent from any machines and simulates in it’s own space.</text:p>
      <text:p text:style-name="P59">Handles the movement of power, <text:span text:style-name="T33">pulling from suppliers, pushing to consumers.</text:span></text:p>
      <text:p text:style-name="P60">Network creation triggered by WireSpool? <text:span text:style-name="T34">This allows machine→machine connections.</text:span></text:p>
      <text:p text:style-name="P63"/>
      <text:p text:style-name="P55">ElectricNetworkMod (the manager)</text:p>
      <text:p text:style-name="P55">ElectricNetwork (individual network)</text:p>
      <text:p text:style-name="P55">IElectricNode (a node in the network)</text:p>
      <text:p text:style-name="P55">IElectricBlock : IElectricNode, EnumElectricEntityType</text:p>
      <text:p text:style-name="P55">IElectricBlockEntity </text:p>
      <text:p text:style-name="P40"/>
      <text:p text:style-name="P54">Electrical <text:span text:style-name="T22">Network, </text:span><text:span text:style-name="T23">try and use as much </text:span><text:span text:style-name="T34">mechanical</text:span><text:span text:style-name="T23"> structure as possible.</text:span></text:p>
      <text:p text:style-name="P56">Relays, wires, slower simulation (update) ticks</text:p>
      <text:p text:style-name="P57"/>
      <text:p text:style-name="P56">eprelay-{tier}-{orientation} </text:p>
      <text:p text:style-name="P56">BlockEPRelay, <text:span text:style-name="T24">Generic BE, Connection Behavior</text:span></text:p>
      <text:p text:style-name="P40"/>
      <text:p text:style-name="P58">Test Generator wired to Test Machine</text:p>
      <text:p text:style-name="P43"/>
      <text:p text:style-name="P43">Test MB → Test Big Block <text:s/><text:span text:style-name="T36">Delayed </text:span></text:p>
      <text:p text:style-name="P43"><text:soft-page-break/>If this is not possible, default to single large block crafts.</text:p>
      <text:p text:style-name="P43"/>
      <text:p text:style-name="P44">Test Big Block Wire Connection. <text:span text:style-name="T36">Delayed</text:span></text:p>
      <text:p text:style-name="P44"/>
      <text:p text:style-name="P47">Recipe object for each machine type</text:p>
      <text:p text:style-name="P61"><text:span text:style-name="T25">Recipe Loader to l</text:span>oad recipes into game.</text:p>
      <text:p text:style-name="P44"/>
      <text:p text:style-name="P45">Pipez style item and fluid movement via efficient networks.</text:p>
      <text:p text:style-name="P45">- Filters?</text:p>
      <text:p text:style-name="P45">- Routing?</text:p>
      <text:p text:style-name="P45">- Splitters?</text:p>
      <text:p text:style-name="P46">OR LaserIO? Would have to ask Direwolf.</text:p>
      <text:p text:style-name="P45"/>
      <text:p text:style-name="P48">Projector (is this possible?)</text:p>
      <text:p text:style-name="P48"/>
      <text:p text:style-name="P48">Building Blocks and Components shape/texture/json</text:p>
      <text:p text:style-name="P48">MB Buildings &amp; Textures &amp; Animation <text:span text:style-name="T26">&amp; Particles &amp; JSON</text:span></text:p>
      <text:p text:style-name="P48">MB Recipe <text:span text:style-name="T26">(components) </text:span>to build <text:span text:style-name="T26">MB</text:span></text:p>
      <text:p text:style-name="P48"/>
      <text:p text:style-name="P49">Machine Recipe JSON <text:line-break/>Balance</text:p>
      <text:p text:style-name="P49"/>
      <text:p text:style-name="P49">“<text:span text:style-name="T29">Stretch Goals”</text:span></text:p>
      <text:p text:style-name="P51">Oil Surveyor / generation of ‘under bedrock’ fluid deposi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681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5-24T15:01:46.598000000</dc:date>
    <meta:editing-duration>P4DT7H37M44S</meta:editing-duration>
    <meta:editing-cycles>35</meta:editing-cycles>
    <meta:generator>LibreOffice/7.3.5.2$Windows_X86_64 LibreOffice_project/184fe81b8c8c30d8b5082578aee2fed2ea847c01</meta:generator>
    <meta:document-statistic meta:table-count="0" meta:image-count="0" meta:object-count="0" meta:page-count="6" meta:paragraph-count="165" meta:word-count="817" meta:character-count="5318" meta:non-whitespace-character-count="4640"/>
  </office:meta>
</office:document-meta>
</file>